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59befd" officeooo:paragraph-rsid="0059befd"/>
    </style:style>
    <style:style style:name="P2" style:family="paragraph" style:parent-style-name="Standard" style:list-style-name="WWNum3">
      <style:paragraph-properties fo:text-align="justify" style:justify-single-word="false"/>
      <style:text-properties officeooo:rsid="00592993" officeooo:paragraph-rsid="0059befd"/>
    </style:style>
    <style:style style:name="P3" style:family="paragraph" style:parent-style-name="Standard" style:list-style-name="WWNum3">
      <style:paragraph-properties fo:text-align="justify" style:justify-single-word="false"/>
      <style:text-properties officeooo:rsid="0018061b" officeooo:paragraph-rsid="00549dbe"/>
    </style:style>
    <style:style style:name="P4" style:family="paragraph" style:parent-style-name="Standard" style:list-style-name="WWNum3">
      <style:paragraph-properties fo:text-align="justify" style:justify-single-word="false"/>
      <style:text-properties officeooo:rsid="0055d543" officeooo:paragraph-rsid="0055d543"/>
    </style:style>
    <style:style style:name="P5" style:family="paragraph" style:parent-style-name="Standard" style:list-style-name="WWNum3">
      <style:paragraph-properties fo:text-align="justify" style:justify-single-word="false"/>
      <style:text-properties officeooo:paragraph-rsid="0059befd"/>
    </style:style>
    <style:style style:name="P6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paragraph-rsid="001a7554"/>
    </style:style>
    <style:style style:name="P7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676ae3" officeooo:paragraph-rsid="00676ae3"/>
    </style:style>
    <style:style style:name="P8" style:family="paragraph" style:parent-style-name="Standard" style:list-style-name="WWNum4" style:master-page-name="">
      <loext:graphic-properties draw:fill="none"/>
      <style:paragraph-properties fo:margin-top="0cm" fo:margin-bottom="0cm" loext:contextual-spacing="true" fo:line-height="115%" fo:text-align="justify" style:justify-single-word="false" style:page-number="auto" fo:background-color="transparent"/>
      <style:text-properties officeooo:rsid="002f7f67" officeooo:paragraph-rsid="00676ae3"/>
    </style:style>
    <style:style style:name="P9" style:family="paragraph" style:parent-style-name="Standard">
      <loext:graphic-properties draw:fill="none"/>
      <style:paragraph-properties fo:margin-top="0cm" fo:margin-bottom="0cm" loext:contextual-spacing="true" fo:line-height="115%" fo:text-align="justify" style:justify-single-word="false" fo:background-color="transparent">
        <style:tab-stops>
          <style:tab-stop style:position="2.499cm"/>
        </style:tab-stops>
      </style:paragraph-properties>
      <style:text-properties officeooo:rsid="002f7f67" officeooo:paragraph-rsid="00682f59"/>
    </style:style>
    <style:style style:name="P10" style:family="paragraph" style:parent-style-name="Standard" style:list-style-name="WWNum4" style:master-page-name="">
      <loext:graphic-properties draw:fill="none"/>
      <style:paragraph-properties fo:margin-top="0cm" fo:margin-bottom="0cm" loext:contextual-spacing="true" fo:line-height="115%" fo:text-align="justify" style:justify-single-word="false" style:page-number="auto" fo:background-color="transparent"/>
      <style:text-properties officeooo:rsid="0045f6d0" officeooo:paragraph-rsid="00682f59"/>
    </style:style>
    <style:style style:name="P1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color="#000000" style:font-name="arial" style:text-underline-style="none" fo:font-weight="normal" officeooo:rsid="0059befd" officeooo:paragraph-rsid="0059befd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59befd" officeooo:paragraph-rsid="0059befd"/>
    </style:style>
    <style:style style:name="P13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693940" officeooo:paragraph-rsid="00693940"/>
    </style:style>
    <style:style style:name="P14" style:family="paragraph" style:parent-style-name="Standard" style:list-style-name="WWNum5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1.199cm" style:auto-text-indent="false" style:page-number="auto" fo:background-color="transparent" fo:padding="0.212cm" fo:border="none"/>
      <style:text-properties officeooo:rsid="00682f59" officeooo:paragraph-rsid="00682f59"/>
    </style:style>
    <style:style style:name="P15" style:family="paragraph" style:parent-style-name="Standard" style:list-style-name="WWNum5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1.199cm" style:auto-text-indent="false" fo:background-color="transparent" fo:padding="0.212cm" fo:border="none"/>
      <style:text-properties officeooo:rsid="00682f59" officeooo:paragraph-rsid="00682f59"/>
    </style:style>
    <style:style style:name="P16" style:family="paragraph" style:parent-style-name="Standard" style:list-style-name="WWNum5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-0.7cm" style:auto-text-indent="false" style:page-number="auto" fo:background-color="transparent" fo:padding="0.212cm" fo:border="none"/>
      <style:text-properties officeooo:rsid="00682f59" officeooo:paragraph-rsid="00682f59"/>
    </style:style>
    <style:style style:name="P17" style:family="paragraph" style:parent-style-name="Standard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-0.7cm" style:auto-text-indent="false" fo:background-color="transparent" fo:padding="0.212cm" fo:border="none"/>
      <style:text-properties officeooo:rsid="00682f59" officeooo:paragraph-rsid="00682f59"/>
    </style:style>
    <style:style style:name="P18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19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55d543" officeooo:paragraph-rsid="0055d543"/>
    </style:style>
    <style:style style:name="P20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45f6d0" officeooo:paragraph-rsid="0061066d"/>
    </style:style>
    <style:style style:name="P21" style:family="paragraph" style:parent-style-name="Heading_20_1" style:list-style-name="WWNum5">
      <style:paragraph-properties fo:text-align="justify" style:justify-single-word="false" fo:padding="0.212cm" fo:border="none"/>
      <style:text-properties officeooo:rsid="0045f6d0" officeooo:paragraph-rsid="00682f59"/>
    </style:style>
    <style:style style:name="P22" style:family="paragraph" style:parent-style-name="Heading_20_1" style:list-style-name="WWNum5" style:master-page-name="">
      <style:paragraph-properties fo:text-align="justify" style:justify-single-word="false" style:page-number="auto" fo:padding="0.212cm" fo:border="none"/>
      <style:text-properties officeooo:rsid="00682f59" officeooo:paragraph-rsid="00682f59"/>
    </style:style>
    <style:style style:name="P23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officeooo:rsid="001a7554" style:font-weight-asian="bold" style:font-weight-complex="bold"/>
    </style:style>
    <style:style style:name="T2" style:family="text">
      <style:text-properties fo:font-weight="bold" officeooo:rsid="00549dbe" style:font-weight-asian="bold" style:font-weight-complex="bold"/>
    </style:style>
    <style:style style:name="T3" style:family="text">
      <style:text-properties fo:font-weight="bold" officeooo:rsid="0059befd" style:font-weight-asian="bold" style:font-weight-complex="bold"/>
    </style:style>
    <style:style style:name="T4" style:family="text">
      <style:text-properties fo:font-weight="bold" officeooo:rsid="00676ae3" style:font-weight-asian="bold" style:font-weight-complex="bold"/>
    </style:style>
    <style:style style:name="T5" style:family="text">
      <style:text-properties fo:color="#000000" style:font-name="arial" style:text-underline-style="none" fo:font-weight="normal" style:font-weight-asian="normal" style:font-weight-complex="normal"/>
    </style:style>
    <style:style style:name="T6" style:family="text">
      <style:text-properties fo:color="#000000" style:font-name="arial" style:text-underline-style="none" fo:font-weight="normal" officeooo:rsid="00514985" style:font-weight-asian="normal" style:font-weight-complex="normal"/>
    </style:style>
    <style:style style:name="T7" style:family="text">
      <style:text-properties fo:color="#000000" style:font-name="arial" style:text-underline-style="none" fo:font-weight="normal" officeooo:rsid="005a44e7" style:font-weight-asian="normal" style:font-weight-complex="normal"/>
    </style:style>
    <style:style style:name="T8" style:family="text">
      <style:text-properties fo:color="#000000" style:font-name="arial" style:text-underline-style="none" fo:font-weight="normal" officeooo:rsid="0068e848" style:font-weight-asian="normal" style:font-weight-complex="normal"/>
    </style:style>
    <style:style style:name="T9" style:family="text">
      <style:text-properties fo:color="#000000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font-name="arial" fo:font-style="normal" style:text-underline-style="none" fo:font-weight="normal" officeooo:rsid="005c2d1b" style:font-style-asian="normal" style:font-weight-asian="normal" style:font-style-complex="normal" style:font-weight-complex="normal"/>
    </style:style>
    <style:style style:name="T11" style:family="text">
      <style:text-properties fo:color="#000000" style:font-name="arial" fo:font-style="normal" style:text-underline-style="none" fo:font-weight="normal" officeooo:rsid="0064c05d" style:font-style-asian="normal" style:font-weight-asian="normal" style:font-style-complex="normal" style:font-weight-complex="normal"/>
    </style:style>
    <style:style style:name="T12" style:family="text">
      <style:text-properties fo:color="#000000" style:font-name="arial" fo:font-style="normal" style:text-underline-style="none" fo:font-weight="normal" officeooo:rsid="00659db0" style:font-style-asian="normal" style:font-weight-asian="normal" style:font-style-complex="normal" style:font-weight-complex="normal"/>
    </style:style>
    <style:style style:name="T13" style:family="text">
      <style:text-properties fo:color="#000000" style:font-name="arial" fo:font-style="normal" style:text-underline-style="none" fo:font-weight="normal" officeooo:rsid="0061066d" style:font-style-asian="normal" style:font-weight-asian="normal" style:font-style-complex="normal" style:font-weight-complex="normal"/>
    </style:style>
    <style:style style:name="T14" style:family="text">
      <style:text-properties officeooo:rsid="001a7554"/>
    </style:style>
    <style:style style:name="T15" style:family="text">
      <style:text-properties officeooo:rsid="004c5681"/>
    </style:style>
    <style:style style:name="T16" style:family="text">
      <style:text-properties officeooo:rsid="00549dbe"/>
    </style:style>
    <style:style style:name="T17" style:family="text">
      <style:text-properties officeooo:rsid="0018061b"/>
    </style:style>
    <style:style style:name="T18" style:family="text">
      <style:text-properties officeooo:rsid="0059befd"/>
    </style:style>
    <style:style style:name="T19" style:family="text">
      <style:text-properties officeooo:rsid="0061066d"/>
    </style:style>
    <style:style style:name="T20" style:family="text">
      <style:text-properties officeooo:rsid="00676ae3"/>
    </style:style>
    <style:style style:name="T21" style:family="text">
      <style:text-properties officeooo:rsid="00682f59"/>
    </style:style>
    <style:style style:name="T22" style:family="text">
      <style:text-properties officeooo:rsid="0068e8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3n0kttgfzr45"/>ДЗ<text:span text:style-name="T15">11</text:span> <text:span text:style-name="T16">EJB</text:span>.</text:p>
      <text:list xml:id="list3871933821" text:style-name="WWNum5">
        <text:list-item>
          <text:p text:style-name="P18"><text:bookmark text:name="_iuamv9f70w8e"/>Общие моменты</text:p>
        </text:list-item>
      </text:list>
      <text:list xml:id="list3563209054" text:style-name="WWNum3">
        <text:list-item>
          <text:p text:style-name="P7">исходники <text:span text:style-name="T16">учебного приложения </text:span>– в папке «<text:span text:style-name="T16">enterprise/rnkapp</text:span>»</text:p>
        </text:list-item>
        <text:list-item>
          <text:p text:style-name="P2">исходники приложения для тестирования <text:span text:style-name="T20">Remote-</text:span>вызовов <text:span text:style-name="T20">секьюрных методов <text:s/>EJB </text:span>бинов – в папке «tests/testejb»</text:p>
        </text:list-item>
        <text:list-item>
          <text:p text:style-name="P3">исходники <text:span text:style-name="T20">realm и login module </text:span>– в папке «<text:span text:style-name="T16">enterprise/realm</text:span>»</text:p>
        </text:list-item>
        <text:list-item>
          <text:p text:style-name="P4">конфиги для сборки и старта контейнера <text:span text:style-name="T17">– в папке «enterprise/</text:span>docker<text:span text:style-name="T17">»</text:span></text:p>
        </text:list-item>
        <text:list-item>
          <text:p text:style-name="P6"><text:span text:style-name="T14">Приложение доступно по ссылке </text:span><text:a xlink:type="simple" xlink:href="http://localhost:18080/rnkapp" text:style-name="Internet_20_link" text:visited-style-name="Visited_20_Internet_20_Link"><text:span text:style-name="T1">http://localhost:</text:span></text:a><text:a xlink:type="simple" xlink:href="http://localhost:18080/rnkapp" text:style-name="Internet_20_link" text:visited-style-name="Visited_20_Internet_20_Link"><text:span text:style-name="T2">1</text:span></text:a><text:a xlink:type="simple" xlink:href="http://localhost:18080/rnkapp" text:style-name="Internet_20_link" text:visited-style-name="Visited_20_Internet_20_Link"><text:span text:style-name="T1">8080/</text:span></text:a><text:a xlink:type="simple" xlink:href="http://localhost:18080/rnkapp" text:style-name="Internet_20_link" text:visited-style-name="Visited_20_Internet_20_Link"><text:span text:style-name="T2">rnkapp</text:span></text:a></text:p>
        </text:list-item>
        <text:list-item>
          <text:p text:style-name="P5"><text:span text:style-name="T18">Вызов метода start тестового приложения доступен по ссылке </text:span><text:a xlink:type="simple" xlink:href="http://localhost:18080/rnkapp" text:style-name="Internet_20_link" text:visited-style-name="Visited_20_Internet_20_Link"><text:span text:style-name="T1">http://localhost:</text:span></text:a><text:a xlink:type="simple" xlink:href="http://localhost:18080/rnkapp" text:style-name="Internet_20_link" text:visited-style-name="Visited_20_Internet_20_Link"><text:span text:style-name="T2">1</text:span></text:a><text:a xlink:type="simple" xlink:href="http://localhost:18080/rnkapp" text:style-name="Internet_20_link" text:visited-style-name="Visited_20_Internet_20_Link"><text:span text:style-name="T1">8080/</text:span></text:a><text:a xlink:type="simple" xlink:href="http://localhost:18080/rnkapp" text:style-name="Internet_20_link" text:visited-style-name="Visited_20_Internet_20_Link"><text:span text:style-name="T2">rnk</text:span></text:a><text:span text:style-name="T3">test/api/</text:span><text:span text:style-name="T4">test/</text:span><text:span text:style-name="T3">start</text:span></text:p>
        </text:list-item>
      </text:list>
      <text:list xml:id="list92430905330172" text:continue-list="list3871933821" text:style-name="WWNum5">
        <text:list-item>
          <text:p text:style-name="P19"><text:s/><text:span text:style-name="T20">Realm &amp; LoginModule</text:span></text:p>
        </text:list-item>
      </text:list>
      <text:list xml:id="list778032597" text:style-name="WWNum4">
        <text:list-header>
          <text:p text:style-name="P8"><text:tab/><text:span text:style-name="T20">Реализовал кастомный realm (RnkRealm) для аутентификации пользователя в приложении</text:span>. <text:span text:style-name="T20">Используется алгоритм хеширования SHA-512 с солью. Данные пользователей хранятся в postgresql таблице staff (login, passwd_hash, passwd_salt), роли пользователей хранятся в таблице roles.</text:span></text:p>
        </text:list-header>
      </text:list>
      <text:p text:style-name="P9"><text:tab/><text:span text:style-name="T20">Реализовал LoginModule (rnk.r10.realm.RnkLoginModule). </text:span></text:p>
      <text:p text:style-name="P9"><text:tab/><text:span text:style-name="T21">Realm прописал в login.conf и копирую в конфиги payara при сборке контейнера. LoginModule прописывается в payara при старте контейнера.</text:span></text:p>
      <text:list xml:id="list92430352006873" text:continue-numbering="true" text:style-name="WWNum4">
        <text:list-header>
          <text:p text:style-name="P10"/>
        </text:list-header>
      </text:list>
      <text:list xml:id="list92430350177899" text:continue-list="list92430905330172" text:style-name="WWNum5">
        <text:list-item>
          <text:p text:style-name="P22">Реализация авторизации в приложении</text:p>
          <text:p text:style-name="P14">Используется FORM-based аутентификация пользователей на основе RnkRealm.</text:p>
          <text:p text:style-name="P15">Используется ролевая модель авторизации. Админские функции – просмотр <text:s/>информации о пользователях(работниках), создание/изменение пользователей, назначение ролей в приложении производится пользователями с ролью «admin» (группа admin) (кнопка «Админка» в панели навигации).</text:p>
          <text:p text:style-name="P16">Действия, связанные с расчетами (заработная плата, кредиты меню Главная/soap сервисы, Главная/rest сервисы) – доступны пользователям с ролью «Accountant» (группы admin и Accountant).</text:p>
        </text:list-item>
      </text:list>
      <text:p text:style-name="P17"/>
      <text:p text:style-name="P17"><text:tab/>Все остальные действия в приложении доступны пользователям без авторизации.</text:p>
      <text:p text:style-name="P17"/>
      <text:p text:style-name="P17"><text:tab/>Реализована ролевая авторизация <text:span text:style-name="T22">методов </text:span>бинов <text:span text:style-name="T22">StaffUtils, StaffFacade, StaffEditorModel, ValidatorBean, AnnuitetCreditAccounterBean, DifferentialCreditAccounterBean, StaffDisplayBean.</text:span></text:p>
      <text:list xml:id="list92431394917194" text:continue-numbering="true" text:style-name="WWNum5">
        <text:list-item>
          <text:p text:style-name="P21"><text:soft-page-break/><text:span text:style-name="T8">Тестирование авторизации бинов в п</text:span><text:span text:style-name="T18">риложении rnktest</text:span>.</text:p>
        </text:list-item>
      </text:list>
      <text:p text:style-name="P1"><text:span text:style-name="T6">П</text:span><text:span text:style-name="T5">риложение реализовано в виде Restful сервиса c единственным методом start.</text:span></text:p>
      <text:p text:style-name="P11">Внедряются следующие бины:</text:p>
      <text:p text:style-name="P11">- ValidatorBean – проверка СНИЛС</text:p>
      <text:p text:style-name="P11">- DifferentialCreditAccounterBean (интерфейс RnkCreditAccounterV1) (расчет кредита по дифференцированной модели)</text:p>
      <text:p text:style-name="P11">- AnnuitetCreditAccounterBean (интерфейс RnkCreditAccounterV2) (расчет кредита по аннуитетной модели)</text:p>
      <text:p text:style-name="P1"><text:span text:style-name="T5">- </text:span><text:span text:style-name="T7">StaffFacade – расчеты показателей заработной платы и получение информации о работнике по его Id.</text:span></text:p>
      <text:p text:style-name="P1"><text:span text:style-name="T7"/></text:p>
      <text:p text:style-name="P13"><text:span text:style-name="T7">П</text:span><text:span text:style-name="T5">ользователью oldman присвоена роль Accountant.</text:span></text:p>
      <text:p text:style-name="P13"><text:span text:style-name="T7">А</text:span><text:span text:style-name="T5">утентификация реализована через ProgrammaticLogin.login(oldman,blah,RnkRealm).</text:span></text:p>
      <text:p text:style-name="P13"><text:span text:style-name="T5">Бины внедряются с использованием InitialContext.lookup.</text:span></text:p>
      <text:p text:style-name="P13"><text:span text:style-name="T5">Вызовы методов бинов, на вызов которых имеет право пользователь с ролью Accountant – происходят штатно.</text:span></text:p>
      <text:p text:style-name="P13"><text:span text:style-name="T5">При вызове методов, неавторизованных для роли Accountant (например, StaffFacade)– происходит исключе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9-01-03T09:24:29.369976635</dc:date>
    <meta:editing-duration>PT17H20M4S</meta:editing-duration>
    <meta:editing-cycles>51</meta:editing-cycles>
    <meta:document-statistic meta:table-count="0" meta:image-count="0" meta:object-count="0" meta:page-count="2" meta:paragraph-count="31" meta:word-count="296" meta:character-count="2683" meta:non-whitespace-character-count="2411"/>
  </office:meta>
</office:document-meta>
</file>